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.8999996185303pt" style:font-size-asian="11.8999996185303pt" style:font-size-complex="11.8999996185303pt"/>
    </style:style>
    <style:style style:name="ce35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color="#000000" fo:font-size="40pt" style:font-size-asian="40pt" style:font-size-complex="40pt"/>
    </style:style>
    <style:style style:name="ce3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21pt" style:font-size-asian="21pt" style:font-size-complex="21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style:font-size-asian="18pt" style:font-size-complex="18pt"/>
    </style:style>
    <style:style style:name="ce42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4" style:family="table-cell" style:parent-style-name="Default">
      <style:table-cell-properties fo:border="0.74pt solid #000000"/>
    </style:style>
    <style:style style:name="ce45" style:family="table-cell" style:parent-style-name="Default" style:data-style-name="N112">
      <style:table-cell-properties style:text-align-source="fix" style:repeat-content="false" fo:border="0.74pt solid #000000"/>
      <style:paragraph-properties fo:text-align="center" fo:margin-left="0cm"/>
    </style:style>
    <style:style style:name="ce46" style:family="table-cell" style:parent-style-name="Default" style:data-style-name="N112"/>
    <style:style style:name="ce47" style:family="table-cell" style:parent-style-name="Default" style:data-style-name="N0"/>
    <style:style style:name="ce48" style:family="table-cell" style:parent-style-name="Default" style:data-style-name="N112">
      <style:table-cell-properties fo:border="0.74pt solid #000000"/>
    </style:style>
    <style:style style:name="gr1" style:family="graphic" style:parent-style-name="Note">
      <style:graphic-properties fo:min-height="4.346cm" loext:decorative="false"/>
      <style:paragraph-properties style:writing-mode="lr-tb"/>
    </style:style>
    <style:style style:name="gr2" style:family="graphic" style:parent-style-name="Default">
      <style:graphic-properties draw:textarea-horizontal-align="justify" draw:textarea-vertical-align="middle" draw:auto-grow-height="false" fo:min-height="0.239cm" fo:min-width="1.453cm" loext:decorative="false"/>
      <style:paragraph-properties fo:text-align="center"/>
    </style:style>
    <style:style style:name="gr3" style:family="graphic" style:parent-style-name="Note">
      <style:graphic-properties fo:min-height="2.766cm" loext:decorative="false"/>
      <style:paragraph-properties style:writing-mode="lr-tb"/>
    </style:style>
    <style:style style:name="gr4" style:family="graphic" style:parent-style-name="Note">
      <style:graphic-properties fo:min-height="3.556cm" loext:decorative="false"/>
      <style:paragraph-properties style:writing-mode="lr-tb"/>
    </style:style>
    <style:style style:name="gr5" style:family="graphic" style:parent-style-name="Note">
      <style:graphic-properties fo:min-height="3.951cm" loext:decorative="false"/>
      <style:paragraph-properties style:writing-mode="lr-tb"/>
    </style:style>
    <style:style style:name="gr6" style:family="graphic" style:parent-style-name="Note">
      <style:graphic-properties fo:min-height="3.161cm" loext:decorative="false"/>
      <style:paragraph-properties style:writing-mode="lr-tb"/>
    </style:style>
    <style:style style:name="gr7" style:family="graphic" style:parent-style-name="Note">
      <style:graphic-properties fo:min-height="1.976cm" loext:decorative="false"/>
      <style:paragraph-properties style:writing-mode="lr-tb"/>
    </style:style>
    <style:style style:name="gr8" style:family="graphic" style:parent-style-name="Note">
      <style:graphic-properties fo:min-height="1.599cm" loext:decorative="false"/>
      <style:paragraph-properties style:writing-mode="lr-tb"/>
    </style:style>
    <style:style style:name="gr9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os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table:style-name="ce35" office:value-type="string" calcext:value-type="string" table:number-columns-spanned="10" table:number-rows-spanned="6">
            <text:p>UMBRAL DE RENTABILIDAD</text:p>
          </table:table-cell>
          <table:covered-table-cell table:number-columns-repeated="9"/>
          <table:table-cell table:number-columns-repeated="2"/>
        </table:table-row>
        <table:table-row table:style-name="ro1">
          <table:table-cell table:number-columns-repeated="3"/>
          <table:covered-table-cell table:number-columns-repeated="10"/>
          <table:table-cell table:number-columns-repeated="2"/>
        </table:table-row>
        <table:table-row table:style-name="ro1">
          <table:table-cell table:number-columns-repeated="3"/>
          <table:covered-table-cell table:number-columns-repeated="10"/>
          <table:table-cell table:number-columns-repeated="2"/>
        </table:table-row>
        <table:table-row table:style-name="ro1">
          <table:table-cell table:number-columns-repeated="3"/>
          <table:covered-table-cell table:number-columns-repeated="10"/>
          <table:table-cell table:number-columns-repeated="2"/>
        </table:table-row>
        <table:table-row table:style-name="ro1">
          <table:table-cell table:number-columns-repeated="3"/>
          <table:covered-table-cell table:number-columns-repeated="10"/>
          <table:table-cell table:number-columns-repeated="2"/>
        </table:table-row>
        <table:table-row table:style-name="ro1">
          <table:table-cell table:number-columns-repeated="3"/>
          <table:covered-table-cell table:number-columns-repeated="10"/>
          <table:table-cell table:number-columns-repeated="2"/>
        </table:table-row>
        <table:table-row table:style-name="ro1" table:number-rows-repeated="7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roducción</text:p>
          </table:table-cell>
          <table:table-cell table:style-name="ce36" office:value-type="string" calcext:value-type="string">
            <text:p>Bicicletas</text:p>
          </table:table-cell>
          <table:table-cell table:number-columns-repeated="3"/>
          <table:table-cell office:value-type="string" calcext:value-type="string">
            <text:p>Costes fijos</text:p>
          </table:table-cell>
          <table:table-cell table:style-name="ce42" office:value-type="float" office:value="3000" calcext:value-type="float">
            <text:p>3000</text:p>
          </table:table-cell>
          <table:table-cell office:value-type="string" calcext:value-type="string">
            <text:p>€</text:p>
          </table:table-cell>
          <table:table-cell table:number-columns-repeated="2"/>
          <table:table-cell table:style-name="ce5" office:value-type="string" calcext:value-type="string">
            <text:p>Pcq</text:p>
          </table:table-cell>
          <table:table-cell table:style-name="ce42" office:value-type="float" office:value="3" calcext:value-type="float">
            <text:p>3</text:p>
          </table:table-cell>
          <table:table-cell table:formula="of:=CONCATENATE(&quot;€/&quot;;[Auxiliar.$D$5];)" office:value-type="string" office:string-value="€/Bicicleta" calcext:value-type="string">
            <text:p>€/Bicicleta</text:p>
          </table:table-cell>
        </table:table-row>
        <table:table-row table:style-name="ro1">
          <table:table-cell table:number-columns-repeated="12"/>
          <table:table-cell table:style-name="ce5" office:value-type="string" calcext:value-type="string">
            <text:p>Pvq</text:p>
          </table:table-cell>
          <table:table-cell table:style-name="ce42" office:value-type="float" office:value="5" calcext:value-type="float">
            <text:p>5</text:p>
          </table:table-cell>
          <table:table-cell table:formula="of:=CONCATENATE(&quot;€/&quot;;[Auxiliar.$D$5];)" office:value-type="string" office:string-value="€/Bicicleta" calcext:value-type="string">
            <text:p>€/Bicicleta</text:p>
          </table:table-cell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2"/>
          <table:table-cell table:style-name="ce33" office:value-type="string" calcext:value-type="string" table:number-columns-spanned="2" table:number-rows-spanned="2">
            <office:annotation draw:style-name="gr1" svg:width="2.899cm" svg:height="4.546cm" svg:x="9.631cm" svg:y="9.337cm" draw:caption-point-x="-0.61cm" draw:caption-point-y="1.51cm">
              <dc:creator>Autoría desconocida</dc:creator>
              <dc:date>2024-10-23T00:00:00</dc:date>
              <text:p>Es la cantidad que una vez producimos y vendemos conseguimos que el beneficio sea 0</text:p>
              <text:p/>
              <text:p>UR = Cfijo / (pvq – pcq)</text:p>
              <text:p/>
            </office:annotation>
            <text:p>Umbral rentabilidad</text:p>
          </table:table-cell>
          <table:covered-table-cell table:style-name="ce5"/>
          <table:table-cell table:style-name="ce38" table:formula="of:=([.I18])/([.N19]-[.N18])" office:value-type="float" office:value="1500" calcext:value-type="float" table:number-columns-spanned="1" table:number-rows-spanned="2">
            <text:p>1500</text:p>
          </table:table-cell>
          <table:table-cell table:style-name="ce40" table:formula="of:=[.D18]" office:value-type="string" office:string-value="Bicicletas" calcext:value-type="string" table:number-columns-spanned="1" table:number-rows-spanned="2">
            <text:p>Bicicletas</text:p>
          </table:table-cell>
          <table:table-cell table:number-columns-repeated="9"/>
        </table:table-row>
        <table:table-row table:style-name="ro1">
          <table:table-cell table:number-columns-repeated="2"/>
          <table:covered-table-cell table:number-columns-repeated="4"/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2" table:number-rows-spanned="2">
            <text:p>Comprobante</text:p>
          </table:table-cell>
          <table:covered-table-cell/>
          <table:table-cell table:style-name="ce39" office:value-type="float" office:value="1500" calcext:value-type="float" table:number-columns-spanned="2" table:number-rows-spanned="2">
            <text:p>1500</text:p>
          </table:table-cell>
          <table:covered-table-cell/>
          <table:table-cell table:style-name="ce41" table:formula="of:=IF([.E30]&lt;[.E25];[$Auxiliar.C25];IF([.E30]=[.E25];[$Auxiliar.C26];[$Auxiliar.C24]))" office:value-type="string" office:string-value="Beneficio 0" calcext:value-type="string" table:number-columns-spanned="2" table:number-rows-spanned="2">
            <text:p>Beneficio 0</text:p>
          </table:table-cell>
          <table:covered-table-cell/>
          <table:table-cell table:number-columns-repeated="7"/>
        </table:table-row>
        <table:table-row table:style-name="ro1">
          <table:table-cell table:number-columns-repeated="2"/>
          <table:covered-table-cell table:number-columns-repeated="6"/>
          <table:table-cell table:number-columns-repeated="7"/>
        </table:table-row>
      </table:table>
      <table:table table:name="Demostracion" table:style-name="ta1">
        <table:shapes>
          <draw:custom-shape draw:z-index="0" draw:name="Forma 1" draw:style-name="gr2" draw:text-style-name="P1" svg:width="1.555cm" svg:height="0.9cm" draw:transform="skewX (-0.103148958792865) rotate (1.56573487196411) translate (18.63cm 4.061cm)">
            <text:p/>
            <draw:enhanced-geometry svg:viewBox="0 0 21600 21600" draw:mirror-horizontal="true" draw:text-areas="?f7 ?f0 21600 ?f2" draw:type="left-arrow" draw:modifiers="6940.87403598972 6783.07349665924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5"/>
          <table:table-cell table:style-name="ce44" table:formula="of:=CONCATENATE([$Auxiliar.E7];&quot; &quot;;[Datos.$D$18])" office:value-type="string" office:string-value="0 Bicicletas" calcext:value-type="string">
            <text:p>0 Bicicletas</text:p>
          </table:table-cell>
          <table:table-cell table:style-name="ce44" table:formula="of:=CONCATENATE([$Auxiliar.F7];&quot; &quot;;[Datos.$D$18])" office:value-type="string" office:string-value="750 Bicicletas" calcext:value-type="string">
            <text:p>750 Bicicletas</text:p>
          </table:table-cell>
          <table:table-cell table:style-name="ce44" table:formula="of:=CONCATENATE([$Auxiliar.G7];&quot; &quot;;[Datos.$D$18])" office:value-type="string" office:string-value="1500 Bicicletas" calcext:value-type="string">
            <text:p>1500 Bicicletas</text:p>
          </table:table-cell>
          <table:table-cell table:style-name="ce44" table:formula="of:=CONCATENATE([$Auxiliar.H7];&quot; &quot;;[Datos.$D$18])" office:value-type="string" office:string-value="3000 Bicicletas" calcext:value-type="string">
            <text:p>3000 Bicicletas</text:p>
          </table:table-cell>
        </table:table-row>
        <table:table-row table:style-name="ro1">
          <table:table-cell table:number-columns-repeated="4"/>
          <table:table-cell table:style-name="ce43" office:value-type="string" calcext:value-type="string">
            <office:annotation draw:style-name="gr3" svg:width="2.899cm" svg:height="2.966cm" svg:x="13.288cm" svg:y="3.467cm" draw:caption-point-x="-0.61cm" draw:caption-point-y="1.51cm">
              <dc:creator>Autoría desconocida</dc:creator>
              <dc:date>2024-10-23T00:00:00</dc:date>
              <text:p>El coste fijo siempre es constante y es independiente al número de unidades producidas</text:p>
            </office:annotation>
            <text:p>Coste fijo</text:p>
          </table:table-cell>
          <table:table-cell table:style-name="ce45" table:formula="of:=[Datos.$I$18]" office:value-type="currency" office:currency="EUR" office:value="3000" calcext:value-type="currency">
            <text:p>3.000,00 €</text:p>
          </table:table-cell>
          <table:table-cell table:style-name="ce45" table:formula="of:=[Datos.$I$18]" office:value-type="currency" office:currency="EUR" office:value="3000" calcext:value-type="currency">
            <text:p>3.000,00 €</text:p>
          </table:table-cell>
          <table:table-cell table:style-name="ce45" table:formula="of:=[Datos.$I$18]" office:value-type="currency" office:currency="EUR" office:value="3000" calcext:value-type="currency">
            <text:p>3.000,00 €</text:p>
          </table:table-cell>
          <table:table-cell table:style-name="ce45" table:formula="of:=[Datos.$I$18]" office:value-type="currency" office:currency="EUR" office:value="3000" calcext:value-type="currency">
            <text:p>3.000,00 €</text:p>
          </table:table-cell>
        </table:table-row>
        <table:table-row table:style-name="ro1">
          <table:table-cell table:number-columns-repeated="4"/>
          <table:table-cell table:style-name="ce43" office:value-type="string" calcext:value-type="string">
            <office:annotation draw:style-name="gr4" svg:width="2.899cm" svg:height="3.756cm" svg:x="13.288cm" svg:y="3.919cm" draw:caption-point-x="-0.61cm" draw:caption-point-y="1.51cm">
              <dc:creator>Autoría desconocida</dc:creator>
              <dc:date>2024-10-23T00:00:00</dc:date>
              <text:p>El coste variable es el coste que cambia y que depende de las unidades producidas.</text:p>
              <text:p/>
              <text:p>CV = q * pcq</text:p>
              <text:p/>
            </office:annotation>
            <text:p>Coste variable</text:p>
          </table:table-cell>
          <table:table-cell table:style-name="ce45" table:formula="of:=[$Auxiliar.E7] * [Datos.$N$18]" office:value-type="currency" office:currency="EUR" office:value="0" calcext:value-type="currency">
            <text:p>0,00 €</text:p>
          </table:table-cell>
          <table:table-cell table:style-name="ce45" table:formula="of:=[$Auxiliar.F7] * [Datos.$N$18]" office:value-type="currency" office:currency="EUR" office:value="2250" calcext:value-type="currency">
            <text:p>2.250,00 €</text:p>
          </table:table-cell>
          <table:table-cell table:style-name="ce45" table:formula="of:=[$Auxiliar.G7] * [Datos.$N$18]" office:value-type="currency" office:currency="EUR" office:value="4500" calcext:value-type="currency">
            <text:p>4.500,00 €</text:p>
          </table:table-cell>
          <table:table-cell table:style-name="ce45" table:formula="of:=[$Auxiliar.H7] * [Datos.$N$18]" office:value-type="currency" office:currency="EUR" office:value="9000" calcext:value-type="currency">
            <text:p>9.000,00 €</text:p>
          </table:table-cell>
        </table:table-row>
        <table:table-row table:style-name="ro1">
          <table:table-cell table:number-columns-repeated="4"/>
          <table:table-cell table:style-name="ce43" office:value-type="string" calcext:value-type="string">
            <office:annotation draw:style-name="gr5" svg:width="2.899cm" svg:height="4.151cm" svg:x="13.288cm" svg:y="4.37cm" draw:caption-point-x="-0.61cm" draw:caption-point-y="1.51cm">
              <dc:creator>Autoría desconocida</dc:creator>
              <dc:date>2024-10-23T00:00:00</dc:date>
              <text:p>El coste total es la suma del coste fijo mas el coste variable, es el coste de todas las unidades producidas</text:p>
              <text:p/>
              <text:p>CT = CF + CV</text:p>
            </office:annotation>
            <text:p>Coste total</text:p>
          </table:table-cell>
          <table:table-cell table:style-name="ce45" table:formula="of:=[.F13]+[.F12]" office:value-type="currency" office:currency="EUR" office:value="3000" calcext:value-type="currency">
            <text:p>3.000,00 €</text:p>
          </table:table-cell>
          <table:table-cell table:style-name="ce45" table:formula="of:=[.G13]+[.G12]" office:value-type="currency" office:currency="EUR" office:value="5250" calcext:value-type="currency">
            <text:p>5.250,00 €</text:p>
          </table:table-cell>
          <table:table-cell table:style-name="ce45" table:formula="of:=[.H13]+[.H12]" office:value-type="currency" office:currency="EUR" office:value="7500" calcext:value-type="currency">
            <text:p>7.500,00 €</text:p>
          </table:table-cell>
          <table:table-cell table:style-name="ce45" table:formula="of:=[.I13]+[.I12]" office:value-type="currency" office:currency="EUR" office:value="12000" calcext:value-type="currency">
            <text:p>12.000,00 €</text:p>
          </table:table-cell>
        </table:table-row>
        <table:table-row table:style-name="ro1">
          <table:table-cell table:number-columns-repeated="4"/>
          <table:table-cell table:style-name="ce43" office:value-type="string" calcext:value-type="string">
            <office:annotation draw:style-name="gr3" svg:width="2.899cm" svg:height="2.966cm" svg:x="13.288cm" svg:y="4.822cm" draw:caption-point-x="-0.61cm" draw:caption-point-y="1.51cm">
              <dc:creator>Autoría desconocida</dc:creator>
              <dc:date>2024-10-23T00:00:00</dc:date>
              <text:p>El ingreso es la cantidad que obtengo al vender el producto</text:p>
              <text:p/>
              <text:p>Ingreso = q * pvq</text:p>
            </office:annotation>
            <text:p>Ingreso</text:p>
          </table:table-cell>
          <table:table-cell table:style-name="ce45" table:formula="of:=[$Auxiliar.E7]*[Datos.$N$19]" office:value-type="currency" office:currency="EUR" office:value="0" calcext:value-type="currency">
            <text:p>0,00 €</text:p>
          </table:table-cell>
          <table:table-cell table:style-name="ce45" table:formula="of:=[$Auxiliar.F7]*[Datos.$N$19]" office:value-type="currency" office:currency="EUR" office:value="3750" calcext:value-type="currency">
            <text:p>3.750,00 €</text:p>
          </table:table-cell>
          <table:table-cell table:style-name="ce45" table:formula="of:=[$Auxiliar.G7]*[Datos.$N$19]" office:value-type="currency" office:currency="EUR" office:value="7500" calcext:value-type="currency">
            <text:p>7.500,00 €</text:p>
          </table:table-cell>
          <table:table-cell table:style-name="ce45" table:formula="of:=[$Auxiliar.H7]*[Datos.$N$19]" office:value-type="currency" office:currency="EUR" office:value="15000" calcext:value-type="currency">
            <text:p>15.000,00 €</text:p>
          </table:table-cell>
        </table:table-row>
        <table:table-row table:style-name="ro1">
          <table:table-cell table:number-columns-repeated="4"/>
          <table:table-cell table:style-name="ce43" office:value-type="string" calcext:value-type="string">
            <office:annotation draw:style-name="gr6" svg:width="2.899cm" svg:height="3.361cm" svg:x="13.288cm" svg:y="5.273cm" draw:caption-point-x="-0.61cm" draw:caption-point-y="1.51cm">
              <dc:creator>Autoría desconocida</dc:creator>
              <dc:date>2024-10-23T00:00:00</dc:date>
              <text:p>La cantidad que la empresa obtiene quitándole los costes</text:p>
              <text:p/>
              <text:p>Beneficio = Ingreso - Ctotal</text:p>
            </office:annotation>
            <text:p>Beneficio</text:p>
          </table:table-cell>
          <table:table-cell table:style-name="ce45" table:formula="of:=[.F15]-[.F14]" office:value-type="currency" office:currency="EUR" office:value="-3000" calcext:value-type="currency">
            <text:p>-3.000,00 €</text:p>
          </table:table-cell>
          <table:table-cell table:style-name="ce45" table:formula="of:=[.G15]-[.G14]" office:value-type="currency" office:currency="EUR" office:value="-1500" calcext:value-type="currency">
            <text:p>-1.500,00 €</text:p>
          </table:table-cell>
          <table:table-cell table:style-name="ce45" table:formula="of:=[.H15]-[.H14]" office:value-type="currency" office:currency="EUR" office:value="0" calcext:value-type="currency">
            <text:p>0,00 €</text:p>
          </table:table-cell>
          <table:table-cell table:style-name="ce45" table:formula="of:=[.I15]-[.I14]" office:value-type="currency" office:currency="EUR" office:value="3000" calcext:value-type="currency">
            <text:p>3.000,00 €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4"/>
          <table:table-cell table:style-name="ce44" office:value-type="string" calcext:value-type="string">
            <office:annotation draw:style-name="gr7" svg:width="2.899cm" svg:height="2.176cm" svg:x="13.288cm" svg:y="7.983cm" draw:caption-point-x="-0.61cm" draw:caption-point-y="1.51cm">
              <dc:creator>Autoría desconocida</dc:creator>
              <dc:date>2024-10-29T00:00:00</dc:date>
              <text:p>Calculamos el coste fijo de una unidad</text:p>
              <text:p/>
              <text:p>CfiMe= </text:p>
            </office:annotation>
            <text:p>Coste Fijo Medio</text:p>
          </table:table-cell>
          <table:table-cell table:style-name="ce45" office:value-type="string" calcext:value-type="string">
            <text:p>---------------------</text:p>
          </table:table-cell>
          <table:table-cell table:style-name="ce45" table:formula="of:=CONCATENATE([.G12]/[Auxiliar.F7];&quot; &quot;;[Datos.$O$18])" office:value-type="string" office:string-value="4 €/Bicicleta" calcext:value-type="string">
            <text:p>4 €/Bicicleta</text:p>
          </table:table-cell>
          <table:table-cell table:style-name="ce45" table:formula="of:=CONCATENATE([.H12]/[Auxiliar.G7];&quot; &quot;;[Datos.$O$18])" office:value-type="string" office:string-value="2 €/Bicicleta" calcext:value-type="string">
            <text:p>2 €/Bicicleta</text:p>
          </table:table-cell>
          <table:table-cell table:style-name="ce45" table:formula="of:=CONCATENATE([.I12]/[Auxiliar.H7];&quot; &quot;;[Datos.$O$18])" office:value-type="string" office:string-value="1 €/Bicicleta" calcext:value-type="string">
            <text:p>1 €/Bicicleta</text:p>
          </table:table-cell>
        </table:table-row>
        <table:table-row table:style-name="ro1">
          <table:table-cell table:number-columns-repeated="4"/>
          <table:table-cell table:style-name="ce44" office:value-type="string" calcext:value-type="string">
            <text:p>Coste Variable Medio</text:p>
          </table:table-cell>
          <table:table-cell table:style-name="ce43" office:value-type="string" calcext:value-type="string">
            <text:p>---------------------</text:p>
          </table:table-cell>
          <table:table-cell table:style-name="ce45" table:formula="of:=CONCATENATE([.G13]/[Auxiliar.F7];&quot; &quot;;[Datos.$O$18])" office:value-type="string" office:string-value="3 €/Bicicleta" calcext:value-type="string">
            <text:p>3 €/Bicicleta</text:p>
          </table:table-cell>
          <table:table-cell table:style-name="ce45" table:formula="of:=CONCATENATE([.H13]/[Auxiliar.G7];&quot; &quot;;[Datos.$O$18])" office:value-type="string" office:string-value="3 €/Bicicleta" calcext:value-type="string">
            <text:p>3 €/Bicicleta</text:p>
          </table:table-cell>
          <table:table-cell table:style-name="ce45" table:formula="of:=CONCATENATE([.I13]/[Auxiliar.H7];&quot; &quot;;[Datos.$O$18])" office:value-type="string" office:string-value="3 €/Bicicleta" calcext:value-type="string">
            <text:p>3 €/Bicicleta</text:p>
          </table:table-cell>
        </table:table-row>
        <table:table-row table:style-name="ro1">
          <table:table-cell table:number-columns-repeated="4"/>
          <table:table-cell table:style-name="ce44" office:value-type="string" calcext:value-type="string">
            <text:p>Coste Total Medio</text:p>
          </table:table-cell>
          <table:table-cell table:style-name="ce43" office:value-type="string" calcext:value-type="string">
            <text:p>---------------------</text:p>
          </table:table-cell>
          <table:table-cell table:style-name="ce45" table:formula="of:=CONCATENATE([.G14]/[Auxiliar.F7];&quot; &quot;;[Datos.$O$18])" office:value-type="string" office:string-value="7 €/Bicicleta" calcext:value-type="string">
            <text:p>7 €/Bicicleta</text:p>
          </table:table-cell>
          <table:table-cell table:style-name="ce45" table:formula="of:=CONCATENATE([.H14]/[Auxiliar.G7];&quot; &quot;;[Datos.$O$18])" office:value-type="string" office:string-value="5 €/Bicicleta" calcext:value-type="string">
            <text:p>5 €/Bicicleta</text:p>
          </table:table-cell>
          <table:table-cell table:style-name="ce45" table:formula="of:=CONCATENATE([.I14]/[Auxiliar.H7];&quot; &quot;;[Datos.$O$18])" office:value-type="string" office:string-value="4 €/Bicicleta" calcext:value-type="string">
            <text:p>4 €/Bicicleta</text:p>
          </table:table-cell>
        </table:table-row>
        <table:table-row table:style-name="ro1">
          <table:table-cell table:number-columns-repeated="4"/>
          <table:table-cell table:style-name="ce44" office:value-type="string" calcext:value-type="string">
            <office:annotation draw:style-name="gr8" svg:width="2.899cm" svg:height="2.571cm" svg:x="13.288cm" svg:y="9.337cm" draw:caption-point-x="-0.61cm" draw:caption-point-y="1.51cm">
              <dc:creator>Autoría desconocida</dc:creator>
              <dc:date>2024-11-27T12:12:00</dc:date>
              <text:p>El ingreso medio es la cantidad media que obtengo al vender un producto</text:p>
            </office:annotation>
            <text:p>Ingreso Medio</text:p>
          </table:table-cell>
          <table:table-cell table:style-name="ce43" office:value-type="string" calcext:value-type="string">
            <text:p>---------------------</text:p>
          </table:table-cell>
          <table:table-cell table:style-name="ce45" table:formula="of:=CONCATENATE([.G15]/[Auxiliar.F7];&quot; &quot;;[Datos.$O$18])" office:value-type="string" office:string-value="5 €/Bicicleta" calcext:value-type="string">
            <text:p>5 €/Bicicleta</text:p>
          </table:table-cell>
          <table:table-cell table:style-name="ce45" table:formula="of:=CONCATENATE([.H15]/[Auxiliar.G7];&quot; &quot;;[Datos.$O$18])" office:value-type="string" office:string-value="5 €/Bicicleta" calcext:value-type="string">
            <text:p>5 €/Bicicleta</text:p>
          </table:table-cell>
          <table:table-cell table:style-name="ce45" table:formula="of:=CONCATENATE([.I15]/[Auxiliar.H7];&quot; &quot;;[Datos.$O$18])" office:value-type="string" office:string-value="5 €/Bicicleta" calcext:value-type="string">
            <text:p>5 €/Bicicleta</text:p>
          </table:table-cell>
        </table:table-row>
        <table:table-row table:style-name="ro1">
          <table:table-cell table:number-columns-repeated="4"/>
          <table:table-cell table:style-name="ce44" office:value-type="string" calcext:value-type="string">
            <office:annotation draw:style-name="gr8" svg:width="2.899cm" svg:height="2.176cm" svg:x="13.288cm" svg:y="9.789cm" draw:caption-point-x="-0.61cm" draw:caption-point-y="1.51cm">
              <dc:creator>Autoría desconocida</dc:creator>
              <dc:date>2024-11-27T12:13:00</dc:date>
              <text:p>La cantidad media que la empresa obtiene quitándole los costes</text:p>
            </office:annotation>
            <text:p>Beneficio Medio</text:p>
          </table:table-cell>
          <table:table-cell table:style-name="ce43" office:value-type="string" calcext:value-type="string">
            <text:p>---------------------</text:p>
          </table:table-cell>
          <table:table-cell table:style-name="ce45" table:formula="of:=CONCATENATE([.G16]/[Auxiliar.F7];&quot; &quot;;[Datos.$O$18])" office:value-type="string" office:string-value="-2 €/Bicicleta" calcext:value-type="string">
            <text:p>-2 €/Bicicleta</text:p>
          </table:table-cell>
          <table:table-cell table:style-name="ce45" table:formula="of:=CONCATENATE([.H16]/[Auxiliar.G7];&quot; &quot;;[Datos.$O$18])" office:value-type="string" office:string-value="0 €/Bicicleta" calcext:value-type="string">
            <text:p>0 €/Bicicleta</text:p>
          </table:table-cell>
          <table:table-cell table:style-name="ce45" table:formula="of:=CONCATENATE([.I16]/[Auxiliar.H7];&quot; &quot;;[Datos.$O$18])" office:value-type="string" office:string-value="1 €/Bicicleta" calcext:value-type="string">
            <text:p>1 €/Bicicleta</text:p>
          </table:table-cell>
        </table:table-row>
      </table:table>
      <table:table table:name="Graficas" table:style-name="ta1">
        <table:shapes>
          <draw:frame draw:z-index="0" draw:style-name="gr9" draw:text-style-name="P2" svg:width="23.845cm" svg:height="9.616cm" svg:x="4.46cm" svg:y="4.648cm">
            <draw:object draw:notify-on-update-of-ranges="Auxiliar.E7:Auxiliar.H7 Demostracion.E12:Demostracion.E12 Demostracion.F12:Demostracion.I12 Auxiliar.I15:Auxiliar.I16 Auxiliar.L16:Auxiliar.L16 Auxiliar.J15:Auxiliar.J16 Auxiliar.E15:Auxiliar.E16 Auxiliar.F24:Auxiliar.F24 Auxiliar.F15:Auxiliar.F16 Auxiliar.E7:Auxiliar.H7 Demostracion.E13:Demostracion.E13 Demostracion.F13:Demostracion.I13 Auxiliar.E7:Auxiliar.H7 Demostracion.E14:Demostracion.E14 Demostracion.F14:Demostracion.I14 Auxiliar.E7:Auxiliar.H7 Demostracion.E15:Demostracion.E15 Demostracion.F15:Demostracion.I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9" draw:text-style-name="P2" svg:width="23.771cm" svg:height="8.999cm" svg:x="4.561cm" svg:y="15.559cm">
            <draw:object draw:notify-on-update-of-ranges="Auxiliar.F7:Auxiliar.H7 Demostracion.E22:Demostracion.E22 Auxiliar.I35:Auxiliar.K35 Auxiliar.I15:Auxiliar.I16 Auxiliar.F24:Auxiliar.F24 Auxiliar.M21:Auxiliar.M22 Auxiliar.F7:Auxiliar.H7 Demostracion.E25:Demostracion.E25 Auxiliar.I38:Auxiliar.K38 Auxiliar.F7:Auxiliar.H7 Demostracion.E24:Demostracion.E24 Auxiliar.I37:Auxiliar.K37 Auxiliar.F7:Auxiliar.H7 Demostracion.E23:Demostracion.E23 Auxiliar.I36:Auxiliar.K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Auxiliar" table:style-name="ta1"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table:formula="of:=[$Datos.D18]" office:value-type="string" office:string-value="Bicicletas" calcext:value-type="string">
            <text:p>Bicicletas</text:p>
          </table:table-cell>
          <table:table-cell table:formula="of:=LEN([.C4]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LEFT([.C4];[.D4]-1)" office:value-type="string" office:string-value="Bicicleta" calcext:value-type="string">
            <text:p>Bicicleta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RIGHT([.C4];7)" office:value-type="string" office:string-value="icletas" calcext:value-type="string">
            <text:p>icletas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G7]/2" office:value-type="float" office:value="750" calcext:value-type="float">
            <text:p>750</text:p>
          </table:table-cell>
          <table:table-cell table:formula="of:=[$Datos.E25]" office:value-type="float" office:value="1500" calcext:value-type="float">
            <text:p>1500</text:p>
          </table:table-cell>
          <table:table-cell table:formula="of:=[.G7]*2" office:value-type="float" office:value="3000" calcext:value-type="float">
            <text:p>3000</text:p>
          </table:table-cell>
          <table:table-cell table:number-columns-repeated="5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Ingreso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$Datos.E25]"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$Datos.E30]" office:value-type="float" office:value="1500" calcext:value-type="float">
            <text:p>1500</text:p>
          </table:table-cell>
          <table:table-cell table:formula="of:=[.I15]*[$Datos.N19]" office:value-type="float" office:value="7500" calcext:value-type="float">
            <text:p>7500</text:p>
          </table:table-cell>
          <table:table-cell/>
          <table:table-cell table:formula="of:=[.J15]-[.J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E15]" office:value-type="float" office:value="1500" calcext:value-type="float">
            <text:p>1500</text:p>
          </table:table-cell>
          <table:table-cell table:style-name="ce46" table:formula="of:=MAX([$Demostracion.F15:.I15])" office:value-type="currency" office:currency="EUR" office:value="15000" calcext:value-type="currency">
            <text:p>15.000,00 €</text:p>
          </table:table-cell>
          <table:table-cell table:number-columns-repeated="2"/>
          <table:table-cell table:formula="of:=[.I15]" office:value-type="float" office:value="1500" calcext:value-type="float">
            <text:p>1500</text:p>
          </table:table-cell>
          <table:table-cell table:formula="of:=[$Datos.I18]+[$Datos.E30]*[$Datos.N18]" office:value-type="float" office:value="7500" calcext:value-type="float">
            <text:p>7500</text:p>
          </table:table-cell>
          <table:table-cell/>
          <table:table-cell table:formula="of:=CONCATENATE(&quot;Para &quot;;[$Datos.E30];&quot; &quot;;[$Datos.D18];&quot; hay un &quot;;[$Datos.G30];&quot; de &quot;;[.L15];&quot; €&quot;)" office:value-type="string" office:string-value="Para 1500 Bicicletas hay un Beneficio 0 de 0 €" calcext:value-type="string">
            <text:p>Para 1500 Bicicletas hay un Beneficio 0 de 0 €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ste total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8"/>
          <table:table-cell table:formula="of:=[$Datos.E25]"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$Datos.E25]" office:value-type="float" office:value="1500" calcext:value-type="float">
            <text:p>1500</text:p>
          </table:table-cell>
          <table:table-cell table:number-columns-repeated="2"/>
          <table:table-cell table:formula="of:=[$Datos.E25]"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$Datos.E25]" office:value-type="float" office:value="1500" calcext:value-type="float">
            <text:p>1500</text:p>
          </table:table-cell>
          <table:table-cell table:style-name="ce46" table:formula="of:=MAX([.I35:.K39])" office:value-type="currency" office:currency="EUR" office:value="7" calcext:value-type="currency">
            <text:p>7,00 €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Beneficio +</text:p>
          </table:table-cell>
          <table:table-cell table:number-columns-repeated="2"/>
          <table:table-cell table:formula="of:=CONCATENATE(&quot;El umbral de rentabilidad se obtiene con &quot;;[$Datos.E25];&quot; &quot;;[$Datos.D18])" office:value-type="string" office:string-value="El umbral de rentabilidad se obtiene con 1500 Bicicletas" calcext:value-type="string">
            <text:p>El umbral de rentabilidad se obtiene con 1500 Bicicleta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erdida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Beneficio 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style-name="ce47" table:formula="of:=CONCATENATE([$Demostracion.G22];&quot; &quot;;[.D5])" office:value-type="string" office:string-value="4 €/Bicicleta Bicicleta" calcext:value-type="string">
            <text:p>4 €/Bicicleta Bicicleta</text:p>
          </table:table-cell>
          <table:table-cell table:number-columns-repeated="7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6"/>
          <table:table-cell table:style-name="ce44" office:value-type="string" calcext:value-type="string">
            <office:annotation draw:style-name="gr7" svg:width="2.899cm" svg:height="2.176cm" svg:x="17.803cm" svg:y="13.853cm" draw:caption-point-x="-0.61cm" draw:caption-point-y="1.51cm">
              <dc:creator>Autoría desconocida</dc:creator>
              <dc:date>2024-10-29T00:00:00</dc:date>
              <text:p>Calculamos el coste fijo de una unidad</text:p>
              <text:p/>
              <text:p>CfiMe= </text:p>
            </office:annotation>
            <text:p>Coste Fijo Medio</text:p>
          </table:table-cell>
          <table:table-cell table:style-name="ce45" office:value-type="string" calcext:value-type="string">
            <text:p>---------------------</text:p>
          </table:table-cell>
          <table:table-cell table:style-name="ce48" table:formula="of:=[Demostracion.G12]/[$Auxiliar.F7]" office:value-type="currency" office:currency="EUR" office:value="4" calcext:value-type="currency">
            <text:p>4,00 €</text:p>
          </table:table-cell>
          <table:table-cell table:style-name="ce48" table:formula="of:=[Demostracion.H12]/[$Auxiliar.G7]" office:value-type="currency" office:currency="EUR" office:value="2" calcext:value-type="currency">
            <text:p>2,00 €</text:p>
          </table:table-cell>
          <table:table-cell table:style-name="ce48" table:formula="of:=[Demostracion.I12]/[$Auxiliar.H7]" office:value-type="currency" office:currency="EUR" office:value="1" calcext:value-type="currency">
            <text:p>1,00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44" office:value-type="string" calcext:value-type="string">
            <text:p>Coste Variable Medio</text:p>
          </table:table-cell>
          <table:table-cell table:style-name="ce43" office:value-type="string" calcext:value-type="string">
            <text:p>---------------------</text:p>
          </table:table-cell>
          <table:table-cell table:style-name="ce48" table:formula="of:=[Demostracion.G13]/[$Auxiliar.F7]" office:value-type="currency" office:currency="EUR" office:value="3" calcext:value-type="currency">
            <text:p>3,00 €</text:p>
          </table:table-cell>
          <table:table-cell table:style-name="ce48" table:formula="of:=[Demostracion.H13]/[$Auxiliar.G7]" office:value-type="currency" office:currency="EUR" office:value="3" calcext:value-type="currency">
            <text:p>3,00 €</text:p>
          </table:table-cell>
          <table:table-cell table:style-name="ce48" table:formula="of:=[Demostracion.I13]/[$Auxiliar.H7]" office:value-type="currency" office:currency="EUR" office:value="3" calcext:value-type="currency">
            <text:p>3,00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44" office:value-type="string" calcext:value-type="string">
            <text:p>Coste Total Medio</text:p>
          </table:table-cell>
          <table:table-cell table:style-name="ce43" office:value-type="string" calcext:value-type="string">
            <text:p>---------------------</text:p>
          </table:table-cell>
          <table:table-cell table:style-name="ce48" table:formula="of:=[Demostracion.G14]/[$Auxiliar.F7]" office:value-type="currency" office:currency="EUR" office:value="7" calcext:value-type="currency">
            <text:p>7,00 €</text:p>
          </table:table-cell>
          <table:table-cell table:style-name="ce48" table:formula="of:=[Demostracion.H14]/[$Auxiliar.G7]" office:value-type="currency" office:currency="EUR" office:value="5" calcext:value-type="currency">
            <text:p>5,00 €</text:p>
          </table:table-cell>
          <table:table-cell table:style-name="ce48" table:formula="of:=[Demostracion.I14]/[$Auxiliar.H7]" office:value-type="currency" office:currency="EUR" office:value="4" calcext:value-type="currency">
            <text:p>4,00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44" office:value-type="string" calcext:value-type="string">
            <text:p>Ingreso Medio</text:p>
          </table:table-cell>
          <table:table-cell table:style-name="ce43" office:value-type="string" calcext:value-type="string">
            <text:p>---------------------</text:p>
          </table:table-cell>
          <table:table-cell table:style-name="ce48" table:formula="of:=[Demostracion.G15]/[$Auxiliar.F7]" office:value-type="currency" office:currency="EUR" office:value="5" calcext:value-type="currency">
            <text:p>5,00 €</text:p>
          </table:table-cell>
          <table:table-cell table:style-name="ce48" table:formula="of:=[Demostracion.H15]/[$Auxiliar.G7]" office:value-type="currency" office:currency="EUR" office:value="5" calcext:value-type="currency">
            <text:p>5,00 €</text:p>
          </table:table-cell>
          <table:table-cell table:style-name="ce48" table:formula="of:=[Demostracion.I15]/[$Auxiliar.H7]" office:value-type="currency" office:currency="EUR" office:value="5" calcext:value-type="currency">
            <text:p>5,00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44" office:value-type="string" calcext:value-type="string">
            <text:p>Beneficio Medio</text:p>
          </table:table-cell>
          <table:table-cell table:style-name="ce43" office:value-type="string" calcext:value-type="string">
            <text:p>---------------------</text:p>
          </table:table-cell>
          <table:table-cell table:style-name="ce48" table:formula="of:=[Demostracion.G16]/[$Auxiliar.F7]" office:value-type="currency" office:currency="EUR" office:value="-2" calcext:value-type="currency">
            <text:p>-2,00 €</text:p>
          </table:table-cell>
          <table:table-cell table:style-name="ce48" table:formula="of:=[Demostracion.H16]/[$Auxiliar.G7]" office:value-type="currency" office:currency="EUR" office:value="0" calcext:value-type="currency">
            <text:p>0,00 €</text:p>
          </table:table-cell>
          <table:table-cell table:style-name="ce48" table:formula="of:=[Demostracion.I16]/[$Auxiliar.H7]" office:value-type="currency" office:currency="EUR" office:value="1" calcext:value-type="currency">
            <text:p>1,00 €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7">00/00/0000</text:date>, <text:time style:data-style-name="N2" text:time-value="12:12:09.09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10:26:39.845000000</meta:creation-date>
    <dc:date>2024-11-27T12:13:30.779000000</dc:date>
    <meta:editing-duration>P3DT22H6M9S</meta:editing-duration>
    <meta:editing-cycles>10</meta:editing-cycles>
    <meta:generator>LibreOffice/7.6.0.3$Windows_X86_64 LibreOffice_project/69edd8b8ebc41d00b4de3915dc82f8f0fc3b6265</meta:generator>
    <meta:document-statistic meta:table-count="4" meta:cell-count="128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846cm" svg:height="9.617cm" xlink:href=".." xlink:type="simple" chart:class="chart:scatter" chart:style-name="ch1">
        <chart:legend chart:legend-position="end" svg:x="19.198cm" svg:y="1.696cm" style:legend-expansion="custom" svg:width="4.115cm" svg:height="5.643cm" style:legend-expansion-aspect-ratio="0.729222045011519" chart:style-name="ch2"/>
        <chart:plot-area chart:style-name="ch3" table:cell-range-address="Auxiliar.E7:Auxiliar.H7 Demostracion.E12:Demostracion.I15 Auxiliar.L16:Auxiliar.L16 Auxiliar.J15:Auxiliar.J16 Auxiliar.F24:Auxiliar.F24 Auxiliar.F15:Auxiliar.F16" chart:data-source-has-labels="row" svg:x="0.312cm" svg:y="0.479cm" svg:width="18.432cm" svg:height="9.165cm">
          <chart:coordinate-region svg:x="2.362cm" svg:y="0.678cm" svg:width="16.01cm" svg:height="8.3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mostracion.F12:Demostracion.I12" chart:label-cell-address="Demostracion.E12:Demostracion.E12" chart:class="chart:scatter">
            <chart:domain table:cell-range-address="Auxiliar.E7:Auxiliar.H7"/>
            <chart:data-point chart:repeated="4"/>
          </chart:series>
          <chart:series chart:style-name="ch8" chart:values-cell-range-address="Auxiliar.J15:Auxiliar.J16" chart:label-cell-address="Auxiliar.L16:Auxiliar.L16" chart:class="chart:scatter">
            <chart:domain table:cell-range-address="Auxiliar.I15:Auxiliar.I16"/>
            <chart:data-point chart:repeated="2"/>
          </chart:series>
          <chart:series chart:style-name="ch9" chart:values-cell-range-address="Auxiliar.F15:Auxiliar.F16" chart:label-cell-address="Auxiliar.F24:Auxiliar.F24" chart:class="chart:scatter">
            <chart:domain table:cell-range-address="Auxiliar.E15:Auxiliar.E16"/>
            <chart:data-point chart:repeated="2"/>
          </chart:series>
          <chart:series chart:style-name="ch10" chart:values-cell-range-address="Demostracion.F13:Demostracion.I13" chart:label-cell-address="Demostracion.E13:Demostracion.E13" chart:class="chart:scatter">
            <chart:data-point chart:repeated="4"/>
          </chart:series>
          <chart:series chart:style-name="ch11" chart:values-cell-range-address="Demostracion.F14:Demostracion.I14" chart:label-cell-address="Demostracion.E14:Demostracion.E14" chart:class="chart:scatter">
            <chart:data-point chart:repeated="4"/>
          </chart:series>
          <chart:series chart:style-name="ch12" chart:values-cell-range-address="Demostracion.F15:Demostracion.I15" chart:label-cell-address="Demostracion.E15:Demostracion.E15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a 7</text:p>
              </table:table-cell>
              <table:table-cell office:value-type="string">
                <text:p>Coste fijo</text:p>
                <draw:g>
                  <svg:desc>Demostracion.E12:Demostracion.E12</svg:desc>
                </draw:g>
              </table:table-cell>
              <table:table-cell office:value-type="string">
                <text:p>Columna I</text:p>
              </table:table-cell>
              <table:table-cell office:value-type="string">
                <text:p>Para 1500 Bicicletas hay un Beneficio 0 de 0 €</text:p>
                <draw:g>
                  <svg:desc>Auxiliar.L16:Auxiliar.L16</svg:desc>
                </draw:g>
              </table:table-cell>
              <table:table-cell office:value-type="string">
                <text:p>Columna E</text:p>
              </table:table-cell>
              <table:table-cell office:value-type="string">
                <text:p>El umbral de rentabilidad se obtiene con 1500 Bicicletas</text:p>
                <draw:g>
                  <svg:desc>Auxiliar.F24:Auxiliar.F24</svg:desc>
                </draw:g>
              </table:table-cell>
              <table:table-cell office:value-type="string">
                <text:p>Coste variable</text:p>
                <draw:g>
                  <svg:desc>Demostracion.E13:Demostracion.E13</svg:desc>
                </draw:g>
              </table:table-cell>
              <table:table-cell office:value-type="string">
                <text:p>Coste total</text:p>
                <draw:g>
                  <svg:desc>Demostracion.E14:Demostracion.E14</svg:desc>
                </draw:g>
              </table:table-cell>
              <table:table-cell office:value-type="string">
                <text:p>Ingreso</text:p>
                <draw:g>
                  <svg:desc>Demostracion.E15:Demostracion.E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uxiliar.E7:Auxiliar.H7</svg:desc>
                </draw:g>
              </table:table-cell>
              <table:table-cell office:value-type="float" office:value="3000">
                <text:p>3000</text:p>
                <draw:g>
                  <svg:desc>Demostracion.F12:Demostracion.I12</svg:desc>
                </draw:g>
              </table:table-cell>
              <table:table-cell office:value-type="float" office:value="1500">
                <text:p>1500</text:p>
                <draw:g>
                  <svg:desc>Auxiliar.I15:Auxiliar.I16</svg:desc>
                </draw:g>
              </table:table-cell>
              <table:table-cell office:value-type="float" office:value="7500">
                <text:p>7500</text:p>
                <draw:g>
                  <svg:desc>Auxiliar.J15:Auxiliar.J16</svg:desc>
                </draw:g>
              </table:table-cell>
              <table:table-cell office:value-type="float" office:value="1500">
                <text:p>1500</text:p>
                <draw:g>
                  <svg:desc>Auxiliar.E15:Auxiliar.E16</svg:desc>
                </draw:g>
              </table:table-cell>
              <table:table-cell office:value-type="float" office:value="0">
                <text:p>0</text:p>
                <draw:g>
                  <svg:desc>Auxiliar.F15:Auxiliar.F16</svg:desc>
                </draw:g>
              </table:table-cell>
              <table:table-cell office:value-type="float" office:value="0">
                <text:p>0</text:p>
                <draw:g>
                  <svg:desc>Demostracion.F13:Demostracion.I13</svg:desc>
                </draw:g>
              </table:table-cell>
              <table:table-cell office:value-type="float" office:value="3000">
                <text:p>3000</text:p>
                <draw:g>
                  <svg:desc>Demostracion.F14:Demostracion.I14</svg:desc>
                </draw:g>
              </table:table-cell>
              <table:table-cell office:value-type="float" office:value="0">
                <text:p>0</text:p>
                <draw:g>
                  <svg:desc>Demostracion.F15:Demostracion.I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0">
                <text:p>750</text:p>
              </table:table-cell>
              <table:table-cell office:value-type="float" office:value="3000">
                <text:p>3000</text:p>
              </table:table-cell>
              <table:table-cell office:value-type="float" office:value="1500">
                <text:p>1500</text:p>
              </table:table-cell>
              <table:table-cell office:value-type="float" office:value="7500">
                <text:p>7500</text:p>
              </table:table-cell>
              <table:table-cell office:value-type="float" office:value="1500">
                <text:p>1500</text:p>
              </table:table-cell>
              <table:table-cell office:value-type="float" office:value="15000">
                <text:p>15000</text:p>
              </table:table-cell>
              <table:table-cell office:value-type="float" office:value="2250">
                <text:p>2250</text:p>
              </table:table-cell>
              <table:table-cell office:value-type="float" office:value="5250">
                <text:p>5250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0">
                <text:p>4500</text:p>
              </table:table-cell>
              <table:table-cell office:value-type="float" office:value="7500">
                <text:p>7500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">
                <text:p>9000</text:p>
              </table:table-cell>
              <table:table-cell office:value-type="float" office:value="12000">
                <text:p>12000</text:p>
              </table:table-cell>
              <table:table-cell office:value-type="float" office:value="15000">
                <text:p>15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772cm" svg:height="9cm" xlink:href=".." xlink:type="simple" chart:class="chart:scatter" chart:style-name="ch1">
        <chart:legend chart:legend-position="end" svg:x="19.012cm" svg:y="1.721cm" style:legend-expansion="custom" svg:width="4.375cm" svg:height="5.399cm" style:legend-expansion-aspect-ratio="0.810335247268013" chart:style-name="ch2"/>
        <chart:plot-area chart:style-name="ch3" table:cell-range-address="Auxiliar.F7:Auxiliar.H7 Demostracion.E22:Demostracion.E25 Auxiliar.I35:Auxiliar.K38 Auxiliar.F24:Auxiliar.F24 Auxiliar.M21:Auxiliar.M22" chart:data-source-has-labels="row" svg:x="0.07cm" svg:y="0.417cm" svg:width="18.79cm" svg:height="8.638cm">
          <chart:coordinate-region svg:x="1.274cm" svg:y="0.616cm" svg:width="17.214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uxiliar.I35:Auxiliar.K35" chart:label-cell-address="Demostracion.E22:Demostracion.E22" chart:class="chart:scatter">
            <chart:domain table:cell-range-address="Auxiliar.F7:Auxiliar.H7"/>
            <chart:data-point chart:repeated="3"/>
          </chart:series>
          <chart:series chart:style-name="ch8" chart:values-cell-range-address="Auxiliar.M21:Auxiliar.M22" chart:label-cell-address="Auxiliar.F24:Auxiliar.F24" chart:class="chart:scatter">
            <chart:domain table:cell-range-address="Auxiliar.I15:Auxiliar.I16"/>
            <chart:data-point chart:repeated="2"/>
          </chart:series>
          <chart:series chart:style-name="ch9" chart:values-cell-range-address="Auxiliar.I38:Auxiliar.K38" chart:label-cell-address="Demostracion.E25:Demostracion.E25" chart:class="chart:scatter">
            <chart:data-point chart:repeated="3"/>
          </chart:series>
          <chart:series chart:style-name="ch10" chart:values-cell-range-address="Auxiliar.I37:Auxiliar.K37" chart:label-cell-address="Demostracion.E24:Demostracion.E24" chart:class="chart:scatter">
            <chart:data-point chart:repeated="3"/>
          </chart:series>
          <chart:series chart:style-name="ch11" chart:values-cell-range-address="Auxiliar.I36:Auxiliar.K36" chart:label-cell-address="Demostracion.E23:Demostracion.E23" chart:class="chart:scatte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a 7</text:p>
              </table:table-cell>
              <table:table-cell office:value-type="string">
                <text:p>Coste Fijo Medio</text:p>
                <draw:g>
                  <svg:desc>Demostracion.E22:Demostracion.E22</svg:desc>
                </draw:g>
              </table:table-cell>
              <table:table-cell office:value-type="string">
                <text:p>Columna I</text:p>
              </table:table-cell>
              <table:table-cell office:value-type="string">
                <text:p>El umbral de rentabilidad se obtiene con 1500 Bicicletas</text:p>
                <draw:g>
                  <svg:desc>Auxiliar.F24:Auxiliar.F24</svg:desc>
                </draw:g>
              </table:table-cell>
              <table:table-cell office:value-type="string">
                <text:p>Ingreso Medio</text:p>
                <draw:g>
                  <svg:desc>Demostracion.E25:Demostracion.E25</svg:desc>
                </draw:g>
              </table:table-cell>
              <table:table-cell office:value-type="string">
                <text:p>Coste Total Medio</text:p>
                <draw:g>
                  <svg:desc>Demostracion.E24:Demostracion.E24</svg:desc>
                </draw:g>
              </table:table-cell>
              <table:table-cell office:value-type="string">
                <text:p>Coste Variable Medio</text:p>
                <draw:g>
                  <svg:desc>Demostracion.E23:Demostracion.E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0">
                <text:p>750</text:p>
                <draw:g>
                  <svg:desc>Auxiliar.F7:Auxiliar.H7</svg:desc>
                </draw:g>
              </table:table-cell>
              <table:table-cell office:value-type="float" office:value="4">
                <text:p>4</text:p>
                <draw:g>
                  <svg:desc>Auxiliar.I35:Auxiliar.K35</svg:desc>
                </draw:g>
              </table:table-cell>
              <table:table-cell office:value-type="float" office:value="1500">
                <text:p>1500</text:p>
                <draw:g>
                  <svg:desc>Auxiliar.I15:Auxiliar.I16</svg:desc>
                </draw:g>
              </table:table-cell>
              <table:table-cell office:value-type="float" office:value="0">
                <text:p>0</text:p>
                <draw:g>
                  <svg:desc>Auxiliar.M21:Auxiliar.M22</svg:desc>
                </draw:g>
              </table:table-cell>
              <table:table-cell office:value-type="float" office:value="5">
                <text:p>5</text:p>
                <draw:g>
                  <svg:desc>Auxiliar.I38:Auxiliar.K38</svg:desc>
                </draw:g>
              </table:table-cell>
              <table:table-cell office:value-type="float" office:value="7">
                <text:p>7</text:p>
                <draw:g>
                  <svg:desc>Auxiliar.I37:Auxiliar.K37</svg:desc>
                </draw:g>
              </table:table-cell>
              <table:table-cell office:value-type="float" office:value="3">
                <text:p>3</text:p>
                <draw:g>
                  <svg:desc>Auxiliar.I36:Auxiliar.K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2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